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dara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ndara" fo:font-size="13pt" fo:font-style="italic" style:font-size-asian="13pt" style:font-style-asian="italic" style:font-size-complex="13pt" style:font-style-complex="italic"/>
    </style:style>
    <style:style style:name="P3" style:family="paragraph" style:parent-style-name="Standard">
      <style:text-properties style:font-name="Candara" fo:font-size="13pt" style:font-size-asian="13pt" style:font-size-complex="13pt"/>
    </style:style>
    <style:style style:name="P4" style:family="paragraph" style:parent-style-name="Standard" style:list-style-name="L1">
      <style:text-properties style:font-name="Candara"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omework</text:p>
      <text:p text:style-name="P2">Manipulations with types</text:p>
      <text:p text:style-name="P3"/>
      <text:p text:style-name="P3">Write templated structures, which will return the following characteristics for provided type 'T':</text:p>
      <text:list xml:id="list1589808017350022626" text:style-name="L1">
        <text:list-item>
          <text:p text:style-name="P4">Check if 'T' represents a plain array,</text:p>
        </text:list-item>
        <text:list-item>
          <text:p text:style-name="P4">Check if 'T' is a pointer,</text:p>
        </text:list-item>
        <text:list-item>
          <text:p text:style-name="P4">Check if 2 argument types 'T' and 'U' are the same type,</text:p>
        </text:list-item>
        <text:list-item>
          <text:p text:style-name="P4">Return size (extent) of provided static array type 'T',</text:p>
        </text:list-item>
        <text:list-item>
          <text:p text:style-name="P4">Return dimensionality (rank) of provided static multidimensional array type 'U'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2S</meta:editing-duration>
    <meta:editing-cycles>3</meta:editing-cycles>
    <meta:generator>OpenOffice/4.1.12$Win32 OpenOffice.org_project/4112m1$Build-9809</meta:generator>
    <dc:date>2025-03-11T17:32:29.74</dc:date>
    <meta:document-statistic meta:table-count="0" meta:image-count="0" meta:object-count="0" meta:page-count="1" meta:paragraph-count="8" meta:word-count="61" meta:character-count="385"/>
    <dc:creator>Tigran Hayrapetyan</dc:creator>
    <meta:user-defined meta:name="Info 1"/>
    <meta:user-defined meta:name="Info 2"/>
    <meta:user-defined meta:name="Info 3"/>
    <meta:user-defined meta:name="Info 4"/>
  </office:meta>
</office:document-meta>
</file>